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aec26" officeooo:paragraph-rsid="000aec26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2pt" officeooo:rsid="000aec26" officeooo:paragraph-rsid="000aec26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aec26" officeooo:paragraph-rsid="000fac77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4pt" officeooo:rsid="000aec26" officeooo:paragraph-rsid="000aec26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6pt" officeooo:rsid="000aec26" officeooo:paragraph-rsid="000aec26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2pt" officeooo:rsid="000aec26" officeooo:paragraph-rsid="000fac77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aec26" officeooo:paragraph-rsid="0011b62c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1b62c" officeooo:paragraph-rsid="0011b62c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0cebeb"/>
    </style:style>
    <style:style style:name="T3" style:family="text">
      <style:text-properties officeooo:rsid="000e4248"/>
    </style:style>
    <style:style style:name="T4" style:family="text">
      <style:text-properties officeooo:rsid="000fac77"/>
    </style:style>
    <style:style style:name="T5" style:family="text">
      <style:text-properties fo:font-style="italic" officeooo:rsid="000fac77" style:font-style-asian="italic" style:font-style-complex="italic"/>
    </style:style>
    <style:style style:name="T6" style:family="text">
      <style:text-properties fo:font-style="normal" officeooo:rsid="000fac77" style:font-style-asian="normal" style:font-style-complex="normal"/>
    </style:style>
    <style:style style:name="T7" style:family="text">
      <style:text-properties fo:font-style="normal" officeooo:rsid="000cebeb" style:font-style-asian="normal" style:font-style-complex="normal"/>
    </style:style>
    <style:style style:name="T8" style:family="text">
      <style:text-properties officeooo:rsid="001013bc"/>
    </style:style>
    <style:style style:name="T9" style:family="text">
      <style:text-properties style:font-name="Liberation Serif" officeooo:rsid="001013bc" style:font-name-asian="Liberation Serif" style:font-name-complex="Liberation Serif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0aec26" style:font-size-asian="14pt" style:font-size-complex="14pt"/>
    </style:style>
    <style:style style:name="T12" style:family="text">
      <style:text-properties officeooo:rsid="000aec26"/>
    </style:style>
    <style:style style:name="T13" style:family="text">
      <style:text-properties officeooo:rsid="0012d8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sychopomp Dialog Ideas</text:p>
      <text:p text:style-name="P1"/>
      <text:p text:style-name="P5">Graveyard:</text:p>
      <text:p text:style-name="P4"><text:tab/>Grave 1:</text:p>
      <text:p text:style-name="P3"><text:tab/><text:tab/><text:tab/>Look: <text:span text:style-name="T7">The gravestone reads “Here lies </text:span><text:span text:style-name="T6">Ashley G-----, gone before the world <text:tab/><text:tab/><text:tab/><text:tab/>could truly know her.</text:span></text:p>
      <text:p text:style-name="P2"><text:tab/><text:tab/><text:tab/>Talk: <text:span text:style-name="T4">Gravestones can make for surprisingly conversation if you are willing to <text:tab/><text:tab/><text:tab/><text:tab/>listen.</text:span></text:p>
      <text:p text:style-name="P2"><text:tab/><text:tab/><text:tab/>Touch: <text:span text:style-name="T5">Leave as is</text:span></text:p>
      <text:p text:style-name="P4"><text:tab/>Grave 2:</text:p>
      <text:p text:style-name="P3"><text:tab/><text:tab/><text:tab/>Look: <text:span text:style-name="T2">The gravestone reads “Here lies </text:span><text:span text:style-name="T8">Roxy V. 20XX </text:span><text:span text:style-name="T9">‒” The year of death <text:tab/><text:tab/><text:tab/><text:tab/>seems to never have been engraved.</text:span></text:p>
      <text:p text:style-name="P2"><text:tab/><text:tab/><text:tab/>Talk: <text:span text:style-name="T3">You listen out for the gravestone’s words but hear only dead silence.</text:span></text:p>
      <text:p text:style-name="P2"><text:span text:style-name="T1"><text:tab/><text:tab/><text:tab/>Touch: </text:span><text:span text:style-name="T3">Surprisingly soft to the touch.</text:span></text:p>
      <text:p text:style-name="P4"><text:tab/>Grave 3:</text:p>
      <text:p text:style-name="P2"><text:tab/><text:tab/><text:tab/>Look: <text:span text:style-name="T2">The gravestone reads “Here lies Alice V.” </text:span><text:span text:style-name="T4">There is simply nothing where <text:tab/><text:tab/><text:tab/><text:tab/>the year</text:span><text:span text:style-name="T13">s</text:span><text:span text:style-name="T4"> should be.</text:span></text:p>
      <text:p text:style-name="P2"><text:tab/><text:tab/><text:tab/>Talk: <text:span text:style-name="T2">You try talking to the gravestone, but hear only faint sounds on the wind.</text:span></text:p>
      <text:p text:style-name="P3"><text:tab/><text:tab/><text:tab/>Touch: <text:span text:style-name="T2">Inconsistently textured stone like it was cobbled together from many <text:tab/><text:tab/><text:tab/><text:tab/>different kinds of rocks.</text:span></text:p>
      <text:p text:style-name="P8"><text:tab/><text:span text:style-name="T10">Thrait woman [check spelling on name]:</text:span></text:p>
      <text:p text:style-name="P8"><text:span text:style-name="T11"><text:tab/><text:tab/><text:tab/></text:span><text:span text:style-name="T12">Look:</text:span></text:p>
      <text:p text:style-name="P7"><text:tab/><text:tab/><text:tab/>Talk:</text:p>
      <text:p text:style-name="P7"><text:tab/><text:tab/><text:tab/>Touch: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游明朝" style:font-size-asian="10.5pt" style:language-asian="ja" style:country-asian="JP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游明朝" style:font-size-asian="10.5pt" style:language-asian="ja" style:country-asian="JP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16T19:22:00.587000000</meta:creation-date>
    <dc:date>2024-12-16T20:20:17.326000000</dc:date>
    <meta:editing-duration>PT14M57S</meta:editing-duration>
    <meta:editing-cycles>4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18" meta:word-count="139" meta:character-count="869" meta:non-whitespace-character-count="689"/>
  </office:meta>
</office:document-meta>
</file>